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373.49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63.41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46.91pt"/>
    </style:style>
    <style:style style:name="co8" style:family="table-column">
      <style:table-column-properties fo:break-before="auto" style:column-width="142.84pt"/>
    </style:style>
    <style:style style:name="co9" style:family="table-column">
      <style:table-column-properties fo:break-before="auto" style:column-width="67.86pt"/>
    </style:style>
    <style:style style:name="co10" style:family="table-column">
      <style:table-column-properties fo:break-before="auto" style:column-width="277.51pt"/>
    </style:style>
    <style:style style:name="ro1" style:family="table-row">
      <style:table-row-properties style:row-height="49.2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2.3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ae3f3" style:rotation-align="none"/>
    </style:style>
    <style:style style:name="ce10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60">
      <style:table-cell-properties fo:background-color="#dae3f3" style:rotation-align="none"/>
    </style:style>
    <style:style style:name="ce15" style:family="table-cell" style:parent-style-name="Default" style:data-style-name="N61">
      <style:table-cell-properties fo:background-color="#dae3f3" style:rotation-align="none"/>
    </style:style>
    <style:style style:name="ce16" style:family="table-cell" style:parent-style-name="Default" style:data-style-name="N61"/>
    <style:style style:name="ce17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c000" style:rotation-align="none"/>
    </style:style>
    <style:style style:name="ce24" style:family="table-cell" style:parent-style-name="Default">
      <style:table-cell-properties fo:background-color="#ffcc99" style:rotation-align="none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ed7d31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ed7d31"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fo:color="#5b9bd5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Gibg to Ras</text:p>
          </table:table-cell>
          <table:table-cell office:value-type="string" calcext:value-type="string">
            <text:p>Reaction</text:p>
          </table:table-cell>
          <table:table-cell table:style-name="ce13" office:value-type="string" calcext:value-type="string">
            <text:p>Kf per sec nM</text:p>
          </table:table-cell>
          <table:table-cell table:style-name="ce13" office:value-type="string" calcext:value-type="string">
            <text:p>kb (for 2nd rxn =0)</text:p>
          </table:table-cell>
          <table:table-cell table:style-name="ce13" office:value-type="string" calcext:value-type="string">
            <text:p>kcat per sec (kf for second rxn in NeuroRD)</text:p>
          </table:table-cell>
          <table:table-cell table:style-name="ce13" office:value-type="string" calcext:value-type="string">
            <text:p>KM or KD(nM)</text:p>
          </table:table-cell>
          <table:table-cell table:style-name="ce13" office:value-type="string" calcext:value-type="string">
            <text:p>Quantity (nM)</text:p>
          </table:table-cell>
          <table:table-cell table:style-name="ce13" office:value-type="string" calcext:value-type="string">
            <text:p>Diffusion Consta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style-name="ce13" office:value-type="string" calcext:value-type="string">
            <text:p>More Not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ibg recruits kinase Src</text:p>
          </table:table-cell>
          <table:table-cell table:style-name="ce9" office:value-type="string" calcext:value-type="string">
            <text:p>Gibg +<text:span text:style-name="T4">Src</text:span><text:span text:style-name="T5">&lt;-&gt; SrcGbg</text:span></text:p>
          </table:table-cell>
          <table:table-cell table:style-name="ce9" office:value-type="float" office:value="0.0002" calcext:value-type="float">
            <text:p>0.0002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adj</text:p>
          </table:table-cell>
          <table:table-cell table:style-name="ce21" office:value-type="string" calcext:value-type="string">
            <text:p>Schmidt and Stork J Biol Chem #277 p 43024; Daaka, Y., Luttrell, L. M., Ahn, S., Della Rocca, G. J., Ferguson, S. S., Caron, M. G., and Lefkowitz, R. J. (1998) J. Biol. Chem. 273, 685–6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rc phosphorylates adaptor protein Shc</text:p>
          </table:table-cell>
          <table:table-cell table:style-name="ce10" office:value-type="string" calcext:value-type="string">
            <text:p>SrcGbg +<text:span text:style-name="T4">Shc</text:span><text:span text:style-name="T5">&lt;-&gt; SrcGbgShc --&gt; SrcGbg + pShc.Grb.mSos</text:span>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Sasagawa: 1st order activation, 1/s/uM = 1e-3/s/nM, but 1 uM of Shc, but only 0.1 Sos; Chang has MM formulation for Shc activation:Kcat=1.6/sec, Km=8 uM.</text:p>
          </table:table-cell>
          <table:table-cell table:style-name="ce21" office:value-type="string" calcext:value-type="string">
            <text:p>Luttrell, L. M. et al. Role of c-Src tyrosine kinase in G protein-coupled receptor- and Gbg subunit mediated activation of mitogen-activated protein kinases. J. Biol. Chem. 271, 19443–19450 (1996)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activation of Shc</text:p>
          </table:table-cell>
          <table:table-cell table:style-name="ce9" office:value-type="string" calcext:value-type="string">
            <text:p>pShc.Grb.mSos --&gt; Shc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table:number-columns-repeated="3"/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sasagawa has pShcDep of 0.005/sec/uM = 0.005e-3 - _very_ slow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(pShc recruits Grb &amp; the GEF mSos) pShc-mSos complex activates Ras</text:p>
          </table:table-cell>
          <table:table-cell table:style-name="ce9" office:value-type="string" calcext:value-type="string">
            <text:p>pShc.Grb.mSos +<text:span text:style-name="T4">Ras</text:span><text:span text:style-name="T5">GDP &lt;-&gt; RasGDP.pShc --&gt; pShc.Grb.mSos + RasGTP</text:span>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7.68" calcext:value-type="float">
            <text:p>7.68</text:p>
          </table:table-cell>
          <table:table-cell table:style-name="ce9" office:value-type="float" office:value="1.92" calcext:value-type="float">
            <text:p>1.92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Km=0.02 uM = 20 nM, Vmax = 2/sec - rates for Grb2.Sos.Shc.pRTKm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Inactivation of Ras</text:p>
          </table:table-cell>
          <table:table-cell table:style-name="ce9" office:value-type="string" calcext:value-type="string">
            <text:p>RasGTP +<text:span text:style-name="T4">RasGAP</text:span><text:span text:style-name="T5">&lt;-&gt; RasGTP.Gap --&gt; RasGap+Ras(GDP)</text:span>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6.4" calcext:value-type="float">
            <text:p>6.4</text:p>
          </table:table-cell>
          <table:table-cell table:style-name="ce9" office:value-type="float" office:value="1.6" calcext:value-type="float">
            <text:p>1.6</text:p>
          </table:table-cell>
          <table:table-cell table:style-name="ce9"/>
          <table:table-cell table:style-name="ce9" office:value-type="float" office:value="140" calcext:value-type="float">
            <text:p>14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Km=1 uM=1000 nM Vmax=10/sec; <text:s/>This catalytic rate assumes that pDok is bound</text:p>
          </table:table-cell>
          <table:table-cell/>
          <table:table-cell table:style-name="ce23" office:value-type="string" calcext:value-type="string">
            <text:p>Other source: Buhrman G, Senthil Kumar VS, Cirit M, Haugh JM, Mattos C (2011) Allosteric modulation of Ras-GTP is linked to signal transduction through RAF kinase. J Biol Chem 286: 3323–3331. doi:10.1074/jbc.M110.193854.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1" office:value-type="string" calcext:value-type="string">
            <text:p>Epac to Rap1</text:p>
          </table:table-cell>
          <table:table-cell table:style-name="ce9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Epac binding</text:p>
          </table:table-cell>
          <table:table-cell table:style-name="ce11" office:value-type="string" calcext:value-type="string">
            <text:p>Epac<text:span text:style-name="T6">+ camp  &lt;-&gt;  Epacamp</text:span></text:p>
          </table:table-cell>
          <table:table-cell table:style-name="ce14" office:value-type="float" office:value="0.000234" calcext:value-type="float">
            <text:p>2.34E-004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epac 2 (brain) affinity is 1.2 uM, faster to match Castro J Neurosci; <text:s/>de Rooij J, et al. (1998) Epac is a Rap1 guanine-nucleotide-exchange factor directly activated by cyclic AMP. Nature 396(6710):474–477: 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Epac (GEF) activates Rap1</text:p>
          </table:table-cell>
          <table:table-cell table:style-name="ce9" office:value-type="string" calcext:value-type="string">
            <text:p>epacamp +<text:span text:style-name="T4">Rap1</text:span><text:span text:style-name="T5">&lt;-&gt; epacRap1 --&gt; Epacamp + Rap1GTP</text:span>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0.024" calcext:value-type="float">
            <text:p>0.024</text:p>
          </table:table-cell>
          <table:table-cell table:style-name="ce9"/>
          <table:table-cell table:style-name="ce9" office:value-type="float" office:value="200" calcext:value-type="float">
            <text:p>2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Km=0.01 uM = 10 nM Vmax=0.024/sec ; Tsalkova PNAS 2013. <text:s/>Rehmann JBC 278:23508 ; Rap1 conc=0.2 uM <text:s/>= 200 nM from Sasagaw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activation of Rap1</text:p>
          </table:table-cell>
          <table:table-cell table:style-name="ce9" office:value-type="string" calcext:value-type="string">
            <text:p>Rap1GTP +<text:span text:style-name="T4">Rap1GAP</text:span><text:span text:style-name="T5">&lt;-&gt; Rap1GTP.Gap --&gt; Rap1Gap+Rap1</text:span></text:p>
          </table:table-cell>
          <table:table-cell table:style-name="ce9" table:formula="of:=0.04" office:value-type="float" office:value="0.04" calcext:value-type="float">
            <text:p>0.0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D11]+[.E11])/[.C11]" office:value-type="float" office:value="250" calcext:value-type="float">
            <text:p>25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0.012 uM = 12 nM, Km=1 uM=1000 nM Vmax=2/sec</text:p>
          </table:table-cell>
          <table:table-cell table:number-columns-repeated="1014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1" office:value-type="string" calcext:value-type="string">
            <text:p>PKA to Rap1 via Src/Cbl</text:p>
          </table:table-cell>
          <table:table-cell table:style-name="ce9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PKA activation of Src</text:p>
          </table:table-cell>
          <table:table-cell table:style-name="ce9" office:value-type="string" calcext:value-type="string">
            <text:p>PKAc +<text:span text:style-name="T4">Src</text:span><text:span text:style-name="T5">&lt;-&gt; PKAc_Src -&gt; PKAc + pSrc</text:span></text:p>
          </table:table-cell>
          <table:table-cell table:style-name="ce15" table:formula="of:=([.D14]+[.E14])/[.F14]" office:value-type="float" office:value="2.00400801603206" calcext:value-type="float">
            <text:p>2.00E+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0" calcext:value-type="float">
            <text:p>20</text:p>
          </table:table-cell>
          <table:table-cell table:style-name="ce15" office:value-type="float" office:value="49.9" calcext:value-type="float">
            <text:p>4.99E+01</text:p>
          </table:table-cell>
          <table:table-cell table:style-name="ce15" office:value-type="float" office:value="20" calcext:value-type="float">
            <text:p>2.00E+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quantity assumed, check Km and kcat; Schmidt and Stork J Biol Chem #277 p 43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inact Src</text:p>
          </table:table-cell>
          <table:table-cell table:style-name="ce9" office:value-type="string" calcext:value-type="string">
            <text:p>pSrc -&gt; Src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ctivate Cbl</text:p>
          </table:table-cell>
          <table:table-cell table:style-name="ce9" office:value-type="string" calcext:value-type="string">
            <text:p><text:span text:style-name="T4">Cbl</text:span><text:span text:style-name="T5"> + pSrc &lt;-&gt; Cbl_pSrc&lt;-&gt;pCbl + pSrc</text:span></text:p>
          </table:table-cell>
          <table:table-cell table:style-name="ce9" table:formula="of:=([.D16]+[.E16])/[.F16]" office:value-type="float" office:value="0.0801998396003208" calcext:value-type="float">
            <text:p>0.080199839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0.001" calcext:value-type="float">
            <text:p>500.001</text:p>
          </table:table-cell>
          <table:table-cell table:style-name="ce15" office:value-type="float" office:value="500" calcext:value-type="float">
            <text:p>5.0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Sasagawa for quantity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Inactivate Cbl</text:p>
          </table:table-cell>
          <table:table-cell table:style-name="ce9" office:value-type="string" calcext:value-type="string">
            <text:p>pCbl&lt;=&gt; Cb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 Nat Cell Biol 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Activate Crk, step1??</text:p>
          </table:table-cell>
          <table:table-cell table:style-name="ce9" office:value-type="string" calcext:value-type="string">
            <text:p>CRK + C3G &lt;=&gt; CRK_C3G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table:number-columns-repeated="2"/>
          <table:table-cell table:style-name="ce9" office:value-type="string" calcext:value-type="string">
            <text:p>1000, 5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22" office:value-type="string" calcext:value-type="string">
            <text:p>not needed? Hu CD,et al. (1999) Effect of phosphorylation on activities of Rap1A to interact with Raf-1 and to suppress Ras-dependent Raf-1 activation. J Biol Chem 274:48–51. <text:s/>Normally CRK and C3G are complexed together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Activae Crk, step2</text:p>
          </table:table-cell>
          <table:table-cell table:style-name="ce9" office:value-type="string" calcext:value-type="string">
            <text:p>CRK_C3G + pCbl &lt;=&gt; CRK_C3G_pCbl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2" calcext:value-type="float">
            <text:p>0.2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style-name="ce9"/>
          <table:table-cell table:style-name="ce9" office:value-type="string" calcext:value-type="string">
            <text:p>Jain and Bhall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ap activation by Crk (GEF)</text:p>
          </table:table-cell>
          <table:table-cell table:style-name="ce9" office:value-type="string" calcext:value-type="string">
            <text:p><text:span text:style-name="T4">Rap1GDP </text:span><text:span text:style-name="T5">+ CRK_C3G_pCbl&lt;-&gt;CRK_C3G_pCbl_Rap1 -&gt; Rap1GTP + CRK_C3G_pCbl</text:span></text:p>
          </table:table-cell>
          <table:table-cell table:style-name="ce15" table:formula="of:=([.D20]+[.E20])/[.F20]" office:value-type="float" office:value="0.0400005600126402" calcext:value-type="float">
            <text:p>4.00E-02</text:p>
          </table:table-cell>
          <table:table-cell table:number-columns-repeated="2" table:style-name="ce9" office:value-type="float" office:value="0.2" calcext:value-type="float">
            <text:p>0.2</text:p>
          </table:table-cell>
          <table:table-cell table:style-name="ce15" office:value-type="float" office:value="9.9998599988" calcext:value-type="float">
            <text:p>1.00E+01</text:p>
          </table:table-cell>
          <table:table-cell table:style-name="ce15" office:value-type="float" office:value="200" calcext:value-type="float">
            <text:p>2.0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same quant as od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activation of Rap1 without Gap</text:p>
          </table:table-cell>
          <table:table-cell table:style-name="ce9" office:value-type="string" calcext:value-type="string">
            <text:p>Rap1GTP <text:s/>--&gt; Rap1GDP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Inactivation of Rap1</text:p>
          </table:table-cell>
          <table:table-cell table:style-name="ce9" office:value-type="string" calcext:value-type="string">
            <text:p>Rap1GTP +<text:span text:style-name="T4">Rap1GAP</text:span><text:span text:style-name="T5">&lt;-&gt; Rap1GTPGap --&gt; Rap1Gap+Rap1GDP</text:span></text:p>
          </table:table-cell>
          <table:table-cell table:style-name="ce15" table:formula="of:=([.D22]+[.E22])/[.F22]" office:value-type="float" office:value="0.202000404016968" calcext:value-type="float">
            <text:p>2.02E-0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999.99799992" calcext:value-type="float">
            <text:p>1.00E+03</text:p>
          </table:table-cell>
          <table:table-cell table:style-name="ce15" office:value-type="float" office:value="12" calcext:value-type="float">
            <text:p>1.20E+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same quant, but lower affinity than ode file</text:p>
          </table:table-cell>
          <table:table-cell table:number-columns-repeated="1013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>
            <text:p>PKA phos Rap</text:p>
          </table:table-cell>
          <table:table-cell table:style-name="ce9" office:value-type="string" calcext:value-type="string">
            <text:p>PKA + Rap1 &lt;-&gt; PKA + pRap1</text:p>
          </table:table-cell>
          <table:table-cell table:style-name="ce9" table:number-columns-repeated="6"/>
          <table:table-cell table:style-name="ce17" office:value-type="string" calcext:value-type="string">
            <text:p>Vossler Cell 1997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>
            <text:p>pRap1 binds bRaf? Or pRap1 acquires GTP without GEF? Or enhances Rap1 or Ras binding?</text:p>
          </table:table-cell>
          <table:table-cell table:style-name="ce9" table:number-columns-repeated="6"/>
          <table:table-cell table:style-name="ce9" office:value-type="string" calcext:value-type="string">
            <text:p>Check Brenda for rates</text:p>
          </table:table-cell>
          <table:table-cell table:number-columns-repeated="1015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1" office:value-type="string" calcext:value-type="string">
            <text:p>Rap/Ras activation of Mapk</text:p>
          </table:table-cell>
          <table:table-cell table:style-name="ce9" table:number-columns-repeated="8"/>
          <table:table-cell/>
          <table:table-cell office:value-type="string" calcext:value-type="string">
            <text:p>Reviewed in Orton Biochem J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Rap activates bRaf ??</text:p>
          </table:table-cell>
          <table:table-cell table:style-name="ce9" office:value-type="string" calcext:value-type="string">
            <text:p>Rap1GTP+<text:span text:style-name="T4">bRaf</text:span><text:span text:style-name="T5"> &lt;-&gt; bRafRap1GTP</text:span></text:p>
          </table:table-cell>
          <table:table-cell table:style-name="ce15" office:value-type="float" office:value="0.06" calcext:value-type="float">
            <text:p>6.00E-02</text:p>
          </table:table-cell>
          <table:table-cell table:style-name="ce9" office:value-type="float" office:value="0.5" calcext:value-type="float">
            <text:p>0.5</text:p>
          </table:table-cell>
          <table:table-cell table:style-name="ce9" table:number-columns-repeated="2"/>
          <table:table-cell table:style-name="ce15" office:value-type="float" office:value="200" calcext:value-type="float">
            <text:p>2.0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 PLoS One Suppl 1</text:p>
          </table:table-cell>
          <table:table-cell office:value-type="string" calcext:value-type="string">
            <text:p>Sasagawa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Ras activates bRaf</text:p>
          </table:table-cell>
          <table:table-cell table:style-name="ce9" office:value-type="string" calcext:value-type="string">
            <text:p>RasGTP+bRaf &lt;-&gt; bRafRasGTP **</text:p>
          </table:table-cell>
          <table:table-cell table:style-name="ce15" office:value-type="float" office:value="0.06" calcext:value-type="float">
            <text:p>6.00E-02</text:p>
          </table:table-cell>
          <table:table-cell table:style-name="ce9" office:value-type="float" office:value="0.5" calcext:value-type="float">
            <text:p>0.5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23" office:value-type="string" calcext:value-type="string">
            <text:p>Other source: Buhrman G, Senthil Kumar VS, Cirit M, Haugh JM, Mattos C (2011) Allosteric modulation of Ras-GTP is linked to signal transduction through RAF kinase. J Biol Chem 286: 3323–3331. doi:10.1074/jbc.M110.193854.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Inactivation of Raf-Rap1GTP</text:p>
          </table:table-cell>
          <table:table-cell table:style-name="ce9" office:value-type="string" calcext:value-type="string">
            <text:p>bRafRap1GTP +<text:span text:style-name="T4">Rap1Gap</text:span><text:span text:style-name="T5">&lt;-&gt; bRaf_Rap1GTP_RapGap --&gt; bRaf+Rap1Gap+Rap1GDP</text:span></text:p>
          </table:table-cell>
          <table:table-cell table:style-name="ce15" table:formula="of:=([.D30]+[.E30])/[.F30]" office:value-type="float" office:value="0.202" calcext:value-type="float">
            <text:p>2.02E-0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5" office:value-type="float" office:value="12" calcext:value-type="float">
            <text:p>1.20E+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***MEK=MAPKK, ERK=MAPK, Raf=MAPKKK</text:p>
          </table:table-cell>
          <table:table-cell table:style-name="ce16" office:value-type="float" office:value="1000000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PKK phos1 by bRaf-Rap1</text:p>
          </table:table-cell>
          <table:table-cell table:style-name="ce9" office:value-type="string" calcext:value-type="string">
            <text:p><text:span text:style-name="T4">MAPKK</text:span><text:span text:style-name="T5"> + bRafRap1GTP &lt;-&gt; bRafRap1GTPMAPKK &lt;-&gt; pMAPKK + bRafRap1GTP</text:span></text:p>
          </table:table-cell>
          <table:table-cell table:style-name="ce15" table:formula="of:=([.D31]+[.E31])/[.F31]" office:value-type="float" office:value="0.009375" calcext:value-type="float">
            <text:p>9.38E-03</text:p>
          </table:table-cell>
          <table:table-cell table:style-name="ce9" table:formula="of:=4*[.E31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60" calcext:value-type="float">
            <text:p>160</text:p>
          </table:table-cell>
          <table:table-cell table:style-name="ce15" office:value-type="float" office:value="180.00018" calcext:value-type="float">
            <text:p>1.8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1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PKK phos2 <text:s/>by bRaf-Rap1</text:p>
          </table:table-cell>
          <table:table-cell table:style-name="ce9" office:value-type="string" calcext:value-type="string">
            <text:p>pMAPKK + bRaf_Rap1GTP &lt;-&gt; BRafRap1GTPpMAPKK &lt;-&gt; ppMAPKK + bRaf_Rap1GTP</text:p>
          </table:table-cell>
          <table:table-cell table:style-name="ce15" table:formula="of:=([.D32]+[.E32])/[.F32]" office:value-type="float" office:value="0.009375" calcext:value-type="float">
            <text:p>9.38E-03</text:p>
          </table:table-cell>
          <table:table-cell table:style-name="ce9" table:formula="of:=4*[.E32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2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MAPKK phos1 by bRaf-Ras</text:p>
          </table:table-cell>
          <table:table-cell table:style-name="ce9" office:value-type="string" calcext:value-type="string">
            <text:p>MAPKK + bRafRasGTP &lt;-&gt; bRafRasGTPMAPKK &lt;-&gt; pMAPKK+ bRafRasGTP**</text:p>
          </table:table-cell>
          <table:table-cell table:style-name="ce15" table:formula="of:=([.D33]+[.E33])/[.F33]" office:value-type="float" office:value="0.00625" calcext:value-type="float">
            <text:p>6.25E-03</text:p>
          </table:table-cell>
          <table:table-cell table:style-name="ce9" table:formula="of:=4*[.E33]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3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MAPKK phos2  by bRaf-Ra<text:span text:style-name="T1">s</text:span></text:p>
          </table:table-cell>
          <table:table-cell table:style-name="ce9" office:value-type="string" calcext:value-type="string">
            <text:p>pMAPKK + bRafRasGTP &lt;-&gt; bRafRasGTPpMAPKK&lt;-&gt; ppMAPKK + bRafRasGTP</text:p>
          </table:table-cell>
          <table:table-cell table:style-name="ce15" table:formula="of:=([.D34]+[.E34])/[.F34]" office:value-type="float" office:value="0.00625" calcext:value-type="float">
            <text:p>6.25E-03</text:p>
          </table:table-cell>
          <table:table-cell table:style-name="ce9" table:formula="of:=4*[.E34]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4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MAPKK dephos1 by PP2A</text:p>
          </table:table-cell>
          <table:table-cell table:style-name="ce9" office:value-type="string" calcext:value-type="string">
            <text:p>ppMAPKK+<text:span text:style-name="T4">PP2A</text:span><text:span text:style-name="T5"> &lt;-&gt;ppMAPKKPP2A &lt;-&gt; pMAPKK+PP2A</text:span></text:p>
          </table:table-cell>
          <table:table-cell table:style-name="ce15" table:formula="of:=([.D35]+[.E35])/[.F35]" office:value-type="float" office:value="0.00191607587660471" calcext:value-type="float">
            <text:p>1.92E-03</text:p>
          </table:table-cell>
          <table:table-cell table:style-name="ce9" table:formula="of:=4*[.E35]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15657" calcext:value-type="float">
            <text:p>1.57E+04</text:p>
          </table:table-cell>
          <table:table-cell table:style-name="ce15" office:value-type="float" office:value="150.00075" calcext:value-type="float">
            <text:p>1.50E+02</text:p>
          </table:table-cell>
          <table:table-cell table:style-name="ce9" office:value-type="string" calcext:value-type="string">
            <text:p>nonzero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These phos steps are barely cooperative</text:p>
          </table:table-cell>
          <table:table-cell table:style-name="ce16" office:value-type="float" office:value="1000005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MAPKK dephos2 by PP2A</text:p>
          </table:table-cell>
          <table:table-cell table:style-name="ce9" office:value-type="string" calcext:value-type="string">
            <text:p>pMAPKK+PP2A &lt;-&gt; pMAPKKPP2A &lt;-&gt; MAPKK+PP2A</text:p>
          </table:table-cell>
          <table:table-cell table:style-name="ce15" table:formula="of:=([.D36]+[.E36])/[.F36]" office:value-type="float" office:value="0.00191082802547771" calcext:value-type="float">
            <text:p>1.91E-03</text:p>
          </table:table-cell>
          <table:table-cell table:style-name="ce9" table:formula="of:=4*[.E36]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15700" calcext:value-type="float">
            <text:p>1.57E+04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23" office:value-type="string" calcext:value-type="string">
            <text:p>Other source: Letourneux C, Rocher G, Porteu F (2006) B56-containing PP2A dephosphorylate ERK and their activity is controlled by the early gene IEX-1 and ERK. EMBO J 25: 727–738. doi:10.1038/sj.emboj.7600980; Zhou B, Wang Z-X, Zhao Y, Brautigan DL, Zhang Z-Y (2002) The specificity of extracellular signal-regulated kinase 2 dephosphorylation by protein phosphatases. J Biol Chem 277: 31818–31825. doi:10.1074/jbc.M203969200.</text:p>
          </table:table-cell>
          <table:table-cell table:style-name="ce16" office:value-type="float" office:value="1000006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<text:span text:style-name="T2">ERK</text:span><text:span text:style-name="T3"> phos1 by ppMAPKK</text:span></text:p>
          </table:table-cell>
          <table:table-cell table:style-name="ce9" office:value-type="string" calcext:value-type="string">
            <text:p>ppMAPKK+<text:span text:style-name="T4">ERK</text:span><text:span text:style-name="T5">&lt;-&gt; ppMAPKKERK &lt;-&gt; pERK+ppMAPKK</text:span></text:p>
          </table:table-cell>
          <table:table-cell table:style-name="ce15" table:formula="of:=([.D37]+[.E37])/[.F37]" office:value-type="float" office:value="0.0323974082073434" calcext:value-type="float">
            <text:p>3.24E-02</text:p>
          </table:table-cell>
          <table:table-cell table:style-name="ce9" table:formula="of:=4*[.E37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16" office:value-type="float" office:value="46.3" calcext:value-type="float">
            <text:p>4.63E+01</text:p>
          </table:table-cell>
          <table:table-cell table:style-name="ce15" office:value-type="float" office:value="360.00252" calcext:value-type="float">
            <text:p>3.60E+02</text:p>
          </table:table-cell>
          <table:table-cell table:style-name="ce9" office:value-type="string" calcext:value-type="string">
            <text:p>nonzero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07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<text:span text:style-name="T2">ERK</text:span><text:span text:style-name="T3"> (1) phos2 by ppMAPKK</text:span></text:p>
          </table:table-cell>
          <table:table-cell table:style-name="ce9" office:value-type="string" calcext:value-type="string">
            <text:p>ppMAPKK+pERK&lt;-&gt;ppMAPKKpERK &lt;-&gt;ppERK+ppMAPKK</text:p>
          </table:table-cell>
          <table:table-cell table:style-name="ce15" table:formula="of:=([.D38]+[.E38])/[.F38]" office:value-type="float" office:value="0.0323974082073434" calcext:value-type="float">
            <text:p>3.24E-02</text:p>
          </table:table-cell>
          <table:table-cell table:style-name="ce9" table:formula="of:=4*[.E38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16" office:value-type="float" office:value="46.3" calcext:value-type="float">
            <text:p>4.63E+01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08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ERK dephos1 by MKP1</text:p>
          </table:table-cell>
          <table:table-cell table:style-name="ce9" office:value-type="string" calcext:value-type="string">
            <text:p>ppERK+<text:span text:style-name="T4">MKP1&lt;</text:span><text:span text:style-name="T5">-&gt; ppERKMKP1 &lt;-&gt; pERK+MKP1</text:span></text:p>
          </table:table-cell>
          <table:table-cell table:style-name="ce15" table:formula="of:=([.D39]+[.E39])/[.F39]" office:value-type="float" office:value="0.150375939849624" calcext:value-type="float">
            <text:p>1.50E-01</text:p>
          </table:table-cell>
          <table:table-cell table:style-name="ce9" table:formula="of:=4*[.E39]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133" calcext:value-type="float">
            <text:p>1.33E+02</text:p>
          </table:table-cell>
          <table:table-cell table:style-name="ce15" office:value-type="float" office:value="15.000135" calcext:value-type="float">
            <text:p>1.50E+01</text:p>
          </table:table-cell>
          <table:table-cell table:style-name="ce9" office:value-type="string" calcext:value-type="string">
            <text:p>nonzero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09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ERK dephos2 by MKP1</text:p>
          </table:table-cell>
          <table:table-cell table:style-name="ce9" office:value-type="string" calcext:value-type="string">
            <text:p>pERK+MKP1&lt;-&gt; pERKMKP1 &lt;-&gt; ERK+MKP1</text:p>
          </table:table-cell>
          <table:table-cell table:style-name="ce15" table:formula="of:=([.D40]+[.E40])/[.F40]" office:value-type="float" office:value="0.150375939849624" calcext:value-type="float">
            <text:p>1.50E-01</text:p>
          </table:table-cell>
          <table:table-cell table:style-name="ce9" table:formula="of:=4*[.E40]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133" calcext:value-type="float">
            <text:p>1.33E+02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10" calcext:value-type="float">
            <text:p>1.00E+0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MEK phos1 by bRaf-Ras</text:p>
          </table:table-cell>
          <table:table-cell office:value-type="string" calcext:value-type="string">
            <text:p>MAPKK + bRaf_RasGTP -&gt;pMAPKK + bRaf_RasGTP</text:p>
          </table:table-cell>
          <table:table-cell table:number-columns-repeated="2"/>
          <table:table-cell office:value-type="string" calcext:value-type="string">
            <text:p>174/min*Km</text:p>
          </table:table-cell>
          <table:table-cell office:value-type="float" office:value="0.418" calcext:value-type="float">
            <text:p>0.418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xi1; Km,xi1</text:p>
          </table:table-cell>
          <table:table-cell office:value-type="string" calcext:value-type="string">
            <text:p>Good: Gives range of parameter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K phos2 <text:s/>by bRaf-Ras</text:p>
          </table:table-cell>
          <table:table-cell office:value-type="string" calcext:value-type="string">
            <text:p>pMAPKK + bRaf_RasGTP -&gt;ppMAPKK + bRaf_RasGTP</text:p>
          </table:table-cell>
          <table:table-cell table:number-columns-repeated="2"/>
          <table:table-cell office:value-type="string" calcext:value-type="string">
            <text:p>1260/min*Km</text:p>
          </table:table-cell>
          <table:table-cell office:value-type="float" office:value="0.0368" calcext:value-type="float">
            <text:p>0.0368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xi2; KM,xi2</text:p>
          </table:table-cell>
          <table:table-cell office:value-type="string" calcext:value-type="string">
            <text:p>Bad: uses reduced equatio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pMEK dephos1</text:p>
          </table:table-cell>
          <table:table-cell office:value-type="string" calcext:value-type="string">
            <text:p>ppMEK+<text:span text:style-name="T4">PP2A</text:span><text:span text:style-name="T5"> -&gt; pMEK+PP2A</text:span></text:p>
          </table:table-cell>
          <table:table-cell table:number-columns-repeated="2"/>
          <table:table-cell office:value-type="string" calcext:value-type="string">
            <text:p>411/min*Km</text:p>
          </table:table-cell>
          <table:table-cell office:value-type="float" office:value="12.7" calcext:value-type="float">
            <text:p>12.7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ph1, KM,yph1</text:p>
          </table:table-cell>
          <table:table-cell office:value-type="string" calcext:value-type="string">
            <text:p>Bad: Units unclea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MEK dephos</text:p>
          </table:table-cell>
          <table:table-cell office:value-type="string" calcext:value-type="string">
            <text:p>pMEK+PP2A -&gt; MEK+PP2A</text:p>
          </table:table-cell>
          <table:table-cell table:number-columns-repeated="2"/>
          <table:table-cell office:value-type="string" calcext:value-type="string">
            <text:p>0.156/min*Km</text:p>
          </table:table-cell>
          <table:table-cell office:value-type="float" office:value="7050" calcext:value-type="float">
            <text:p>7050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ph2, KM,yph2</text:p>
          </table:table-cell>
          <table:table-cell office:value-type="string" calcext:value-type="string">
            <text:p>Good: cooperative phos and anti-cooperative depho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pK phos1</text:p>
          </table:table-cell>
          <table:table-cell office:value-type="string" calcext:value-type="string">
            <text:p>ppMapkk+<text:span text:style-name="T4">Mapk</text:span><text:span text:style-name="T5">-&gt;pMapk+ppMapKK</text:span></text:p>
          </table:table-cell>
          <table:table-cell table:number-columns-repeated="2"/>
          <table:table-cell office:value-type="string" calcext:value-type="string">
            <text:p>4.96/min*Km</text:p>
          </table:table-cell>
          <table:table-cell office:value-type="float" office:value="1310" calcext:value-type="float">
            <text:p>1310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1, KM,y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pk1 phos2</text:p>
          </table:table-cell>
          <table:table-cell office:value-type="string" calcext:value-type="string">
            <text:p>ppMapkk+pMapk-&gt;ppMapk+ppMapKK</text:p>
          </table:table-cell>
          <table:table-cell table:number-columns-repeated="2"/>
          <table:table-cell office:value-type="string" calcext:value-type="string">
            <text:p>1.76e4/min*Km</text:p>
          </table:table-cell>
          <table:table-cell office:value-type="float" office:value="0.0525" calcext:value-type="float">
            <text:p>0.0525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2; KM,y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P-1/3 dephos ppMapk</text:p>
          </table:table-cell>
          <table:table-cell office:value-type="string" calcext:value-type="string">
            <text:p>ppMapk+<text:span text:style-name="T4">MKP1</text:span><text:span text:style-name="T5">-&gt;pMapk+MKP1</text:span></text:p>
          </table:table-cell>
          <table:table-cell table:number-columns-repeated="2"/>
          <table:table-cell office:value-type="string" calcext:value-type="string">
            <text:p>0.226/min*Km</text:p>
          </table:table-cell>
          <table:table-cell office:value-type="float" office:value="57.4" calcext:value-type="float">
            <text:p>57.4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zph1;KM,zph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P-1/3 dephos pMapk</text:p>
          </table:table-cell>
          <table:table-cell office:value-type="string" calcext:value-type="string">
            <text:p>pMapk+MKP1-&gt;Mapk+MKP1</text:p>
          </table:table-cell>
          <table:table-cell table:number-columns-repeated="2"/>
          <table:table-cell office:value-type="string" calcext:value-type="string">
            <text:p>24.9/min*Km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zph2;KM,zph2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f activation via phos and Ras</text:p>
          </table:table-cell>
          <table:table-cell office:value-type="string" calcext:value-type="string">
            <text:p>Ras+<text:span text:style-name="T4">Raf</text:span><text:span text:style-name="T5"> &lt;-&gt; pRaf</text:span>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24" office:value-type="string" calcext:value-type="string">
            <text:p>Review Kholodenko Nat Rev Mol Cell Bio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f activation via phos and Ras</text:p>
          </table:table-cell>
          <table:table-cell office:value-type="string" calcext:value-type="string">
            <text:p>pRaf &lt;-&gt; Ra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25" office:value-type="string" calcext:value-type="string">
            <text:p>Markevich, N. I. et al. Signal processing at the Ras circuit: what shapes Ras activation patterns? IEE Syst. Biol. 1, 104–113 (2004). Mol. Syst. Biol. 2, 61 (2006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K phos1 by bRaf-Ras</text:p>
          </table:table-cell>
          <table:table-cell office:value-type="string" calcext:value-type="string">
            <text:p><text:span text:style-name="T4">MAPKK</text:span><text:span text:style-name="T5"> + bRaf_RasGTP -&gt;pMAPKK + bRaf_RasGTP</text:span></text:p>
          </table:table-cell>
          <table:table-cell table:number-columns-repeated="2"/>
          <table:table-cell office:value-type="string" calcext:value-type="string">
            <text:p>1 nM/s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19" office:value-type="string" calcext:value-type="string">
            <text:p>Brown, G. C. &amp; Kholodenko, B. N. Spatial gradients of cellular phospho-proteins. FEBS Lett. 457, 452–454 (1999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K phos2 <text:s/>by bRaf-Ras</text:p>
          </table:table-cell>
          <table:table-cell office:value-type="string" calcext:value-type="string">
            <text:p>pMAPKK + bRaf_RasGTP -&gt;ppMAPKK + bRaf_RasGTP</text:p>
          </table:table-cell>
          <table:table-cell table:number-columns-repeated="2"/>
          <table:table-cell office:value-type="string" calcext:value-type="string">
            <text:p>5 <text:s/>nM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pMEK dephos1</text:p>
          </table:table-cell>
          <table:table-cell office:value-type="string" calcext:value-type="string">
            <text:p>ppMEK+PP2A -&gt; pMEK+PP2A</text:p>
          </table:table-cell>
          <table:table-cell table:number-columns-repeated="2"/>
          <table:table-cell office:value-type="string" calcext:value-type="string">
            <text:p>100 <text:s/>nM/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MEK dephos</text:p>
          </table:table-cell>
          <table:table-cell office:value-type="string" calcext:value-type="string">
            <text:p>pMEK+PP2A -&gt; MEK+PP2A</text:p>
          </table:table-cell>
          <table:table-cell table:number-columns-repeated="2"/>
          <table:table-cell office:value-type="string" calcext:value-type="string">
            <text:p>100 nM/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pK phos1</text:p>
          </table:table-cell>
          <table:table-cell office:value-type="string" calcext:value-type="string">
            <text:p>ppMapkk+<text:span text:style-name="T4">Mapk</text:span><text:span text:style-name="T5">-&gt;pMapk+ppMapKK</text:span></text:p>
          </table:table-cell>
          <table:table-cell table:number-columns-repeated="2"/>
          <table:table-cell office:value-type="string" calcext:value-type="string">
            <text:p>1 nM/s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pk1 phos2</text:p>
          </table:table-cell>
          <table:table-cell office:value-type="string" calcext:value-type="string">
            <text:p>ppMapkk+pMapk-&gt;ppMapk+ppMapKK</text:p>
          </table:table-cell>
          <table:table-cell table:number-columns-repeated="2"/>
          <table:table-cell office:value-type="string" calcext:value-type="string">
            <text:p>20 nM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P-1/3 dephos ppMapk</text:p>
          </table:table-cell>
          <table:table-cell office:value-type="string" calcext:value-type="string">
            <text:p>ppMapk+<text:span text:style-name="T4">MKP1</text:span><text:span text:style-name="T5">-&gt;pMapk+MKP1</text:span></text:p>
          </table:table-cell>
          <table:table-cell table:number-columns-repeated="2"/>
          <table:table-cell office:value-type="string" calcext:value-type="string">
            <text:p>380 nM/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office:value-type="string" calcext:value-type="string">
            <text:p>Km=2 nM, Vmax=40 nM/sec for bistabl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KP-1/3 dephos pMapk</text:p>
          </table:table-cell>
          <table:table-cell office:value-type="string" calcext:value-type="string">
            <text:p>pMapk+MKP1-&gt;Mapk+MKP1</text:p>
          </table:table-cell>
          <table:table-cell table:number-columns-repeated="2"/>
          <table:table-cell office:value-type="string" calcext:value-type="string">
            <text:p>50 <text:s/>nM/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office:value-type="string" calcext:value-type="string">
            <text:p>Vmax=260 nM/s for bistabl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bAR recruitment of arrestin</text:p>
          </table:table-cell>
          <table:table-cell office:value-type="string" calcext:value-type="string">
            <text:p><text:span text:style-name="T4">Grk</text:span><text:span text:style-name="T5">+NE-bAR &lt;-&gt; Grk+pbAR</text:span></text:p>
          </table:table-cell>
          <table:table-cell table:number-columns-repeated="6"/>
          <table:table-cell office:value-type="string" calcext:value-type="string">
            <text:p><text:s/>75=shenoy ... Lefkowitz JBC paper</text:p>
          </table:table-cell>
          <table:table-cell office:value-type="string" calcext:value-type="string">
            <text:p>b-arrestin recruits Raf, MEK and ERK to the recepto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AR+<text:span text:style-name="T4">arr</text:span><text:span text:style-name="T5"> &lt;-&gt; bpAR-arr-+Raf+Mek+erk</text:span></text:p>
          </table:table-cell>
          <table:table-cell table:number-columns-repeated="6"/>
          <table:table-cell table:style-name="ce18" office:value-type="string" calcext:value-type="string">
            <text:p>Heitzler,D. et al. Competing G protein-coupled receptor kinases balance G protein and beta-arrestin signaling. Mol. Syst. Biol. 8, 590 (2012).</text:p>
          </table:table-cell>
          <table:table-cell office:value-type="string" calcext:value-type="string">
            <text:p><text:s/>ß2-adrenergic activation of MEK/ERK cascade <text:s/>two separate components: a rapid, transient signal that peaks 2–5 min after stimulation, and a slower but more sustained signal peaking 5–10 min after stimulation, but lasting for nearly 30 min [75].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hn Lefkowitz JBC</text:p>
          </table:table-cell>
          <table:table-cell office:value-type="string" calcext:value-type="string">
            <text:p><text:s/>The early ERK activation is dependant on GPCR and protein kinase A (PKA) but is completely independent of ß-arrestin. the delayed response is independent of GPCR and PKA, but requires ß-arrestin and can be inhibited by siRNA knockdown of ß-arrestin [75].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9" office:value-type="string" calcext:value-type="string">
            <text:p>Vayttaden - bAR cycling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aCam activation of R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vaton of RasGRF (GEF) (inact-GEF?)</text:p>
          </table:table-cell>
          <table:table-cell table:style-name="ce9" office:value-type="string" calcext:value-type="string">
            <text:p>CamCa4+<text:span text:style-name="T4">RasGRF</text:span><text:span text:style-name="T5"> &lt;-&gt; RasGRF_CamCa4</text:span></text:p>
          </table:table-cell>
          <table:table-cell table:style-name="ce15" office:value-type="float" office:value="0.06" calcext:value-type="float">
            <text:p>6.00E-0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 office:value-type="float" office:value="100" calcext:value-type="float">
            <text:p>1.00E+02</text:p>
          </table:table-cell>
          <table:table-cell table:style-name="ce9"/>
          <table:table-cell table:style-name="ce20" office:value-type="string" calcext:value-type="string">
            <text:p>Farnsworth, C. L., N. W. Freshney, L. B. Rosen, A. Ghosh, M. E. Greenberg, and L. A. Felg. 1995. Calcium activation of Ras mediated by neuronal exchange factor Ras-GRF. Nature 376:524–527; Ras increases from 19% (basal) to 42% (calcium), but not in RasGRF-IQ mutants. <text:s/></text:p>
          </table:table-cell>
          <table:table-cell office:value-type="string" calcext:value-type="string">
            <text:p>Gutierrez-Arenas (Kotaleski) PLoS Comp Biol 201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activaton of RasGRF (GEF)</text:p>
          </table:table-cell>
          <table:table-cell table:style-name="ce9" office:value-type="string" calcext:value-type="string">
            <text:p>CamCa4+<text:span text:style-name="T4">RasGRF</text:span><text:span text:style-name="T5"> &lt;-&gt; RasGRF_CamCa4</text:span></text:p>
          </table:table-cell>
          <table:table-cell table:style-name="ce9" table:number-columns-repeated="5"/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Jin, Feig JBC VOL. 289, NO. 23, pp. 16551–16564,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active RasGRF activates Ras</text:p>
          </table:table-cell>
          <table:table-cell table:style-name="ce9" office:value-type="string" calcext:value-type="string">
            <text:p>RasGRF_CamCa4 +<text:span text:style-name="T4">RasGDP</text:span><text:span text:style-name="T5"> &lt;-&gt; RasGRF_CamCa4_RasGDP --&gt; RasGRF_CamCa4 + RasGTP</text:span></text:p>
          </table:table-cell>
          <table:table-cell table:style-name="ce9" table:formula="of:=([.D69]+[.E69])/[.F69]" office:value-type="float" office:value="0.000198000198000198" calcext:value-type="float">
            <text:p>0.0001980002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0.02" calcext:value-type="float">
            <text:p>0.02</text:p>
          </table:table-cell>
          <table:table-cell table:style-name="ce15" office:value-type="float" office:value="505.05" calcext:value-type="float">
            <text:p>5.05E+02</text:p>
          </table:table-cell>
          <table:table-cell table:style-name="ce15" office:value-type="float" office:value="500" calcext:value-type="float">
            <text:p>5.00E+0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Check Brenda for rates</text:p>
          </table:table-cell>
          <table:table-cell table:number-columns-repeated="1015"/>
        </table:table-row>
        <table:table-row table:style-name="ro3">
          <table:table-cell/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calcext:value-type="string">
            <text:p>CaMKII inhib SynGap</text:p>
          </table:table-cell>
          <table:table-cell table:style-name="ce9" office:value-type="string" calcext:value-type="string">
            <text:p>CKpCamCa4+SynGap &lt;-&gt; CKpCamCa4+pSynGap</text:p>
          </table:table-cell>
          <table:table-cell table:style-name="ce9" table:number-columns-repeated="6"/>
          <table:table-cell office:value-type="string" calcext:value-type="string">
            <text:p>J Biol Chem. 2015 Feb 20;290(8):4908-27.</text:p>
          </table:table-cell>
          <table:table-cell table:number-columns-repeated="1015"/>
        </table:table-row>
        <table:table-row table:style-name="ro3">
          <table:table-cell/>
          <table:table-cell table:style-name="ce9" table:number-columns-repeated="7"/>
          <table:table-cell office:value-type="string" calcext:value-type="string">
            <text:p>Walkup WG 4th, Washburn L, Sweredoski MJ, Carlisle HJ, Graham RL, Hess S, <text:span text:style-name="T4">Kennedy MB</text:span><text:span text:style-name="T5">.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Calmodulin working through Pyk2</text:p>
          </table:table-cell>
          <table:table-cell table:style-name="ce12" office:value-type="string" calcext:value-type="string">
            <text:p><text:s/>calmodulin -&gt; Pyk2, Src <text:s/>-&gt; ShcGrbSos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p??? Striatum on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EP + ERKpp &lt;-&gt; STEP*ERKpp -&gt; STEP + ERKp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Paul S, Snyder G, Yokakura H, Picciotto M, Nairn A, et al. (2000) The Dopamine/D1 receptor mediates the phosphorylation and inactivation of the protein tyrosine phosphatase STEP via a PKA-dependent pathway. J Neurosci 20: 5630–5638.; Zhou B, Wang Z-X, Zhao Y, Brautigan DL, Zhang Z-Y (2002) The specificity of extracellular signal-regulated kinase 2 dephosphorylation by protein phosphatases. J Biol Chem 277: 31818–31825. doi:10.1074/jbc.M2039692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KAc + STEP &lt;-&gt; PKAc*STEP -&gt; PKAc + STEPp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Paul S, Snyder G, Yokakura H, Picciotto M, Nairn A, et al. (2000) The Dopamine/D1 receptor mediates the phosphorylation and inactivation of the protein tyrosine phosphatase STEP via a PKA-dependent pathway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P1 + STEPp &lt;-&gt; PP1*STEPp -&gt; PP1 + STEP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Nika K, Hyunh H, Williams S, Paul S, Bottini N, et al. (2004) Haematopoietic protein tyrosine phosphatase (HePTP) phosphorylation by cAMP-dependent protein kinase in T-cells: dynamics and subcellular location. Biochem J 378: 335–342. doi:10.1042/BJ20031244.</text:p>
          </table:table-cell>
          <table:table-cell table:number-columns-repeated="1013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rama Blackwell</meta:initial-creator>
    <meta:editing-cycles>15</meta:editing-cycles>
    <meta:creation-date>2016-03-10T12:34:37</meta:creation-date>
    <dc:date>2016-08-01T19:32:03.594909395</dc:date>
    <dc:language>en-US</dc:language>
    <meta:editing-duration>P1DT20H9M53S</meta:editing-duration>
    <meta:generator>LibreOffice/5.0.0.5$Linux_X86_64 LibreOffice_project/00$Build-5</meta:generator>
    <meta:document-statistic meta:table-count="1" meta:cell-count="4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